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line-height="115%"/>
    </style:style>
    <style:style style:name="P2" style:family="paragraph" style:parent-style-name="Standard">
      <style:paragraph-properties fo:line-height="115%"/>
      <style:text-properties fo:font-weight="bold" style:font-weight-asian="bold"/>
    </style:style>
    <style:style style:name="P3" style:family="paragraph" style:parent-style-name="Standard">
      <style:paragraph-properties fo:line-height="115%"/>
      <style:text-properties style:font-name="Roboto" fo:font-size="10pt" style:font-name-asian="Roboto1" style:font-size-asian="10pt" style:font-name-complex="Roboto1" style:font-size-complex="10pt"/>
    </style:style>
    <style:style style:name="P4" style:family="paragraph" style:parent-style-name="Standard" style:list-style-name="WWNum14">
      <style:paragraph-properties fo:margin-left="0.5in" fo:margin-right="0in" fo:line-height="115%" fo:text-indent="-0.25in" style:auto-text-indent="false"/>
    </style:style>
    <style:style style:name="T1" style:family="text">
      <style:text-properties style:font-name="Roboto" fo:font-size="10pt" style:font-name-asian="Roboto1" style:font-size-asian="10pt" style:font-name-complex="Roboto1" style:font-size-complex="10pt"/>
    </style:style>
    <style:style style:name="T2" style:family="text">
      <style:text-properties fo:color="#4343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span text:style-name="T2">Reflection Questions</text:span></text:h>
      <text:p text:style-name="P2"/>
      <text:list xml:id="list3045014644499718083" text:style-name="WWNum14">
        <text:list-item>
          <text:p text:style-name="P4"><text:span text:style-name="T1">Do some research on Django models. In your own words, write down how Django models work and what their benefits are.</text:span></text:p>
          <text:p text:style-name="P4"><text:span text:style-name="T1">- <text:s/>Basically, Django models let you write the database structure you want and list out every data that you need to store for your app to function and then Django handles the business of creating the SQL database that you need for that structure. They're benefits are their simplicity, readability, ability to be interacted with by the Django admin site, and automating the effort of creating a database and matching it with the backend. </text:span></text:p>
        </text:list-item>
      </text:list>
      <text:p text:style-name="P3"/>
      <text:list xml:id="list36848070" text:continue-numbering="true" text:style-name="WWNum14">
        <text:list-item>
          <text:p text:style-name="P4"><text:span text:style-name="T1">In your own words, explain why it is crucial to write test cases from the beginning of a project. You can take an example project to explain your answer.<text:line-break/>- It is crucial because you need to be writing them from the beginning to ensure that you are covering all of the functions. Also, development and upkeep and so on never really ends so there's never gonna be a good time or better time than the present for getting the test writt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30T16:51:04.82</meta:creation-date>
    <meta:document-statistic meta:table-count="0" meta:image-count="0" meta:object-count="0" meta:page-count="1" meta:paragraph-count="4" meta:word-count="181" meta:character-count="1012"/>
    <dc:date>2025-07-30T16:59:21.52</dc:date>
    <meta:editing-duration>PT8M16S</meta:editing-duration>
    <meta:editing-cycles>1</meta:editing-cycles>
    <meta:generator>OpenOffice/4.1.7$Win32 OpenOffice.org_project/417m1$Build-9800</meta:generator>
  </office:meta>
</office:document-meta>
</file>